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10000007815F883FFB888F86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17.999cm" table:align="center"/>
    </style:style>
    <style:style style:name="ACTIVIDADES.A" style:family="table-column">
      <style:table-column-properties style:column-width="2.999cm"/>
    </style:style>
    <style:style style:name="ACTIVIDADES.B" style:family="table-column">
      <style:table-column-properties style:column-width="4.001cm"/>
    </style:style>
    <style:style style:name="ACTIVIDADES.C" style:family="table-column">
      <style:table-column-properties style:column-width="3cm"/>
    </style:style>
    <style:style style:name="ACTIVIDADES.E" style:family="table-column">
      <style:table-column-properties style:column-width="3.999cm"/>
    </style:style>
    <style:style style:name="ACTIVIDADES.A1" style:family="table-cell">
      <style:table-cell-properties style:vertical-align="middle" fo:background-color="#bdd6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ACTIVIDADES.B1" style:family="table-cell">
      <style:table-cell-properties style:vertical-align="middle" fo:background-color="#bdd6ee" fo:padding="0cm" fo:border="0.5pt solid #000000" style:writing-mode="lr-tb">
        <style:background-image/>
      </style:table-cell-properties>
    </style:style>
    <style:style style:name="ACTIVIDADES.A2" style:family="table-cell">
      <style:table-cell-properties style:vertical-align="middle" fo:background-color="#f9f9f9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ACTIVIDADES.B2" style:family="table-cell">
      <style:table-cell-properties style:vertical-align="middle" fo:background-color="#f9f9f9" fo:padding="0cm" fo:border="0.5pt solid #000000" style:writing-mode="lr-tb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P3" style:family="paragraph" style:parent-style-name="Footnot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6" style:family="paragraph" style:parent-style-name="Footer">
      <style:paragraph-properties>
        <style:tab-stops>
          <style:tab-stop style:position="15.055cm"/>
        </style:tab-stops>
      </style:paragraph-properties>
    </style:style>
    <style:style style:name="P7" style:family="paragraph" style:parent-style-name="Text_20_body">
      <style:paragraph-properties fo:margin-top="0cm" fo:margin-bottom="0.265cm" loext:contextual-spacing="false" style:line-height-at-least="0.476cm" fo:orphans="0" fo:widows="0"/>
      <style:text-properties fo:color="#333333" style:font-name="verdana" fo:font-size="9.5pt" style:font-size-asian="9.5pt"/>
    </style:style>
    <style:style style:name="P8" style:family="paragraph" style:parent-style-name="Preformatted_20_Text">
      <style:paragraph-properties fo:margin-top="0cm" fo:margin-bottom="0.265cm" loext:contextual-spacing="false" fo:line-height="140%" fo:orphans="0" fo:widows="0" fo:padding="0.282cm" fo:border="0.26pt solid #cccccc" style:shadow="none"/>
      <style:text-properties fo:color="#333333" style:font-name="Menlo" fo:font-size="8pt" style:font-size-asian="8pt"/>
    </style:style>
    <style:style style:name="P9" style:family="paragraph" style:parent-style-name="Preformatted_20_Text">
      <style:paragraph-properties fo:margin-top="0cm" fo:margin-bottom="0.265cm" loext:contextual-spacing="false" fo:line-height="140%" fo:orphans="0" fo:widows="0" fo:padding="0.282cm" fo:border="0.26pt solid #cccccc" style:shadow="none"/>
    </style:style>
    <style:style style:name="P10" style:family="paragraph" style:parent-style-name="Text_20_body">
      <style:paragraph-properties fo:margin-top="0cm" fo:margin-bottom="0.265cm" loext:contextual-spacing="false" fo:line-height="140%" fo:orphans="0" fo:widows="0" fo:padding="0.282cm" fo:border="0.26pt solid #cccccc" style:shadow="none"/>
      <style:text-properties fo:color="#333333" style:font-name="Menlo" fo:font-size="8pt" style:font-size-asian="8pt"/>
    </style:style>
    <style:style style:name="P11" style:family="paragraph" style:parent-style-name="Table_20_Heading">
      <style:paragraph-properties fo:line-height="140%" fo:text-align="start" style:justify-single-word="false"/>
    </style:style>
    <style:style style:name="P12" style:family="paragraph" style:parent-style-name="Table_20_Contents">
      <style:paragraph-properties fo:line-height="140%"/>
      <style:text-properties style:font-name="verdana" fo:font-size="9.5pt" style:font-size-asian="9.5pt"/>
    </style:style>
    <style:style style:name="P13" style:family="paragraph" style:parent-style-name="Título_20_2" style:master-page-name="MP0">
      <style:paragraph-properties fo:margin-top="0.529cm" fo:margin-bottom="0.265cm" loext:contextual-spacing="false" fo:line-height="110%" fo:orphans="0" fo:widows="0" style:page-number="auto" fo:break-before="page"/>
      <style:text-properties fo:color="#5b9bd5" style:font-name="verdana" fo:font-size="22.5pt" style:font-size-asian="22.5pt"/>
    </style:style>
    <style:style style:name="P14" style:family="paragraph" style:parent-style-name="Título_20_2">
      <style:paragraph-properties fo:margin-top="0.529cm" fo:margin-bottom="0.265cm" loext:contextual-spacing="false" fo:line-height="110%" fo:orphans="0" fo:widows="0"/>
      <style:text-properties fo:color="#5b9bd5" style:font-name="verdana" fo:font-size="22.5pt" style:font-size-asian="22.5pt"/>
    </style:style>
    <style:style style:name="P15" style:family="paragraph" style:parent-style-name="Título_20_2">
      <style:paragraph-properties fo:margin-top="0.529cm" fo:margin-bottom="0.265cm" loext:contextual-spacing="false" fo:line-height="110%" fo:orphans="0" fo:widows="0"/>
    </style:style>
    <style:style style:name="P16" style:family="paragraph" style:parent-style-name="Table_20_Contents">
      <style:paragraph-properties fo:line-height="140%"/>
      <style:text-properties style:font-name="verdana" fo:font-size="9.5pt" officeooo:rsid="001046da" officeooo:paragraph-rsid="0011579d" style:font-size-asian="9.5pt"/>
    </style:style>
    <style:style style:name="P17" style:family="paragraph" style:parent-style-name="Table_20_Contents">
      <style:paragraph-properties fo:line-height="140%"/>
      <style:text-properties style:font-name="verdana" fo:font-size="9.5pt" officeooo:rsid="001046da" officeooo:paragraph-rsid="0012f09d" style:font-size-asian="9.5pt"/>
    </style:style>
    <style:style style:name="P18" style:family="paragraph" style:parent-style-name="Table_20_Heading">
      <style:paragraph-properties fo:line-height="140%" fo:text-align="start" style:justify-single-word="false"/>
      <style:text-properties officeooo:rsid="001046da" officeooo:paragraph-rsid="0011579d"/>
    </style:style>
    <style:style style:name="P19" style:family="paragraph" style:parent-style-name="Table_20_Heading">
      <style:paragraph-properties fo:line-height="140%" fo:text-align="start" style:justify-single-word="false"/>
      <style:text-properties officeooo:rsid="0011579d" officeooo:paragraph-rsid="0011579d"/>
    </style:style>
    <style:style style:name="T1" style:family="text">
      <style:text-properties fo:language="es" fo:country="CO" style:language-asian="es" style:country-asian="CO"/>
    </style:style>
    <style:style style:name="T2" style:family="text">
      <style:text-properties style:font-name="Frutiger LT Std 47 Light Cn" fo:font-size="11pt" style:font-size-asian="11pt" style:font-name-complex="Arial" style:font-size-complex="11pt"/>
    </style:style>
    <style:style style:name="T3" style:family="text">
      <style:text-properties fo:color="#5b9bd5" style:font-name="verdana" fo:font-size="22.5pt" style:font-size-asian="22.5pt"/>
    </style:style>
    <style:style style:name="T4" style:family="text">
      <style:text-properties fo:color="#333333" style:font-name="Menlo" fo:font-size="8pt" style:font-size-asian="8pt"/>
    </style:style>
    <style:style style:name="T5" style:family="text">
      <style:text-properties officeooo:rsid="0012f09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Listado de [NUMACT] actividades</text:h>
      <text:p text:style-name="P7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column table:style-name="ACTIVIDADES.B"/>
        <table:table-column table:style-name="ACTIVIDADES.E"/>
        <table:table-header-rows>
          <table:table-row>
            <table:table-cell table:style-name="ACTIVIDADES.A1" office:value-type="string">
              <text:p text:style-name="P18">POA</text:p>
            </table:table-cell>
            <table:table-cell table:style-name="ACTIVIDADES.B1" office:value-type="string">
              <text:p text:style-name="P11">Nombre</text:p>
            </table:table-cell>
            <table:table-cell table:style-name="ACTIVIDADES.A1" office:value-type="string">
              <text:p text:style-name="P11">Tipo</text:p>
            </table:table-cell>
            <table:table-cell table:style-name="ACTIVIDADES.B1" office:value-type="string">
              <text:p text:style-name="P19">Resultado</text:p>
            </table:table-cell>
            <table:table-cell table:style-name="ACTIVIDADES.B1" office:value-type="string">
              <text:p text:style-name="P19">Observaciones</text:p>
            </table:table-cell>
          </table:table-row>
        </table:table-header-rows>
        <table:table-row>
          <table:table-cell table:style-name="ACTIVIDADES.A2" office:value-type="string">
            <text:p text:style-name="P16">[POAACT]</text:p>
          </table:table-cell>
          <table:table-cell table:style-name="ACTIVIDADES.B2" office:value-type="string">
            <text:p text:style-name="P12">[NOMBREACT]</text:p>
          </table:table-cell>
          <table:table-cell table:style-name="ACTIVIDADES.A2" office:value-type="string">
            <text:p text:style-name="P12">[TIPOACT]</text:p>
          </table:table-cell>
          <table:table-cell table:style-name="ACTIVIDADES.B2" office:value-type="string">
            <text:p text:style-name="P17">[<text:span text:style-name="T5">RESULTADO</text:span>]</text:p>
          </table:table-cell>
          <table:table-cell table:style-name="ACTIVIDADES.B2" office:value-type="string">
            <text:p text:style-name="P12">[<text:span text:style-name="T5">OBSERVACIONES</text:span>]</text:p>
          </table:table-cell>
        </table:table-row>
      </table:table>
      <text:h text:style-name="P14" text:outline-level="2">Contexto interno</text:h>
      <text:p text:style-name="P8">[CONTEXTOINTERNO]</text:p>
      <text:h text:style-name="P15" text:outline-level="2"><text:span text:style-name="Fuente_20_de_20_párrafo_20_predeter."><text:span text:style-name="T3">Contexto externo</text:span></text:span></text:h>
      <text:p text:style-name="P9"><text:span text:style-name="Fuente_20_de_20_párrafo_20_predeter."><text:span text:style-name="T4">[CONTEXTOEXTERNO]</text:span></text:span></text:p>
      <text:h text:style-name="P15" text:outline-level="2"><text:span text:style-name="Fuente_20_de_20_párrafo_20_predeter."><text:span text:style-name="T3">Logros</text:span></text:span></text:h>
      <text:p text:style-name="P10">[LOGROS]</text:p>
      <text:h text:style-name="P15" text:outline-level="2"><text:span text:style-name="Fuente_20_de_20_párrafo_20_predeter."><text:span text:style-name="T3">Avances</text:span></text:span></text:h>
      <text:p text:style-name="P10">[AVANCES]</text:p>
      <text:h text:style-name="P15" text:outline-level="2"><text:span text:style-name="Fuente_20_de_20_párrafo_20_predeter."><text:span text:style-name="T3">Dificultades</text:span></text:span></text:h>
      <text:p text:style-name="P10">[DIFICULTADES]</text:p>
      <text:h text:style-name="P15" text:outline-level="2"><text:soft-page-break/><text:span text:style-name="Fuente_20_de_20_párrafo_20_predeter."><text:span text:style-name="T3">Recomendaciones</text:span></text:span></text:h>
      <text:p text:style-name="P10">[RECOMENDACIONES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212cm" fo:margin-bottom="0cm" loext:contextual-spacing="false" fo:hyphenation-ladder-count="no-limit"/>
      <style:text-properties fo:color="#808080"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Texto_20_comentario" style:display-name="Texto comentario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Myriad Pro" fo:font-family="'Myriad Pro'" style:font-family-generic="roman" fo:font-size="10pt" style:font-name-asian="Myriad Pro" style:font-family-asian="'Myriad Pro'" style:font-family-generic-asian="roman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Myriad Pro" fo:font-family="'Myriad Pro'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_5f_CharLFO4LVL1" style:display-name="WW_CharLFO4LVL1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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4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1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5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2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847cm" fo:margin-left="1.244cm"/>
        </style:list-level-properties>
        <style:text-properties style:font-name="Myriad Pro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302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572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842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11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38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652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9.922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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256cm" table:align="center"/>
    </style:style>
    <style:style style:name="Tabla1.A" style:family="table-column">
      <style:table-column-properties style:column-width="7.237cm"/>
    </style:style>
    <style:style style:name="Tabla1.B" style:family="table-column">
      <style:table-column-properties style:column-width="9.019cm"/>
    </style:style>
    <style:style style:name="Tabla1.1" style:family="table-row">
      <style:table-row-properties style:min-row-height="0.494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="none" style:writing-mode="lr-tb"/>
    </style:style>
    <style:style style:name="Tabla1.2" style:family="table-row">
      <style:table-row-properties style:min-row-height="0.709cm" fo:keep-together="always" style:use-optimal-row-height="false"/>
    </style:style>
    <style:style style:name="Tabla1.B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MP3" style:family="paragraph" style:parent-style-name="Footnot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Footer">
      <style:paragraph-properties>
        <style:tab-stops>
          <style:tab-stop style:position="15.055cm"/>
        </style:tab-stops>
      </style:paragraph-properties>
    </style:style>
    <style:style style:name="MT1" style:family="text">
      <style:text-properties fo:language="es" fo:country="CO" style:language-asian="es" style:country-asian="CO"/>
    </style:style>
    <style:style style:name="MT2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1.5pt solid #000000" fo:padding-top="0.351cm" fo:padding-bottom="0.37cm" fo:padding-left="1.101cm" fo:padding-right="1.101cm" style:shadow="none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2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 1" text:anchor-type="as-char" svg:y="0cm" svg:width="7.137cm" style:rel-width="scale" svg:height="2.494cm" style:rel-height="scale" draw:z-index="1"><draw:image xlink:href="Pictures/10000201000001810000007815F883FFB888F86B.png" xlink:type="simple" xlink:show="embed" xlink:actuate="onLoad"/></draw:frame></text:span></text:span></text:p>
            </table:table-cell>
            <table:table-cell table:style-name="Tabla1.A1" office:value-type="string">
              <text:p text:style-name="MP2"/>
              <text:p text:style-name="MP2">SJR LAC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2">Informe de Actividades</text:p>
              <text:p text:style-name="MP2">TÍTULO: [TITULO]</text:p>
              <text:p text:style-name="MP2">FECHA: [FECHA]</text:p>
            </table:table-cell>
          </table:table-row>
        </table:table>
        <text:p text:style-name="MP3"><text:tab/><text:tab/></text:p>
        <text:p text:style-name="MP4"/>
      </style:header>
      <style:footer>
        <text:p text:style-name="MP4"><text:tab/><text:span text:style-name="Fuente_20_de_20_párrafo_20_predeter."><text:span text:style-name="MT2">Página </text:span></text:span><text:span text:style-name="Page_20_Number"><text:span text:style-name="MT2"><text:page-number text:select-page="current">2</text:page-number></text:span></text:span><text:span text:style-name="Fuente_20_de_20_párrafo_20_predeter."><text:span text:style-name="MT2"> de </text:span></text:span><text:span text:style-name="Page_20_Number"><text:span text:style-name="MT2"><text:page-count style:num-format="1">2</text:page-count></text:span></text:span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FICHA  DE GESTIÓN Y SEGUIMIENTO</dc:title>
    <meta:initial-creator>gerenciaproyectos</meta:initial-creator>
    <meta:creation-date>2016-05-11T17:27:00Z</meta:creation-date>
    <dc:date>2017-06-07T07:10:01.437824506</dc:date>
    <meta:print-date>2009-05-05T09:06:00Z</meta:print-date>
    <meta:editing-cycles>6</meta:editing-cycles>
    <meta:editing-duration>PT10M17S</meta:editing-duration>
    <meta:document-statistic meta:table-count="2" meta:image-count="1" meta:object-count="0" meta:page-count="2" meta:paragraph-count="31" meta:word-count="42" meta:character-count="357" meta:non-whitespace-character-count="341"/>
    <meta:template xlink:type="simple" xlink:actuate="onRequest" xlink:title="" xlink:href="Normal"/>
  </office:meta>
</office:document-meta>
</file>